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6ad7d"/>
    </style:style>
    <style:style style:name="P2" style:family="paragraph" style:parent-style-name="Standard" style:list-style-name="L1">
      <style:text-properties officeooo:rsid="0006ad7d" officeooo:paragraph-rsid="0006ad7d"/>
    </style:style>
    <style:style style:name="P3" style:family="paragraph" style:parent-style-name="Standard" style:list-style-name="L1"/>
    <style:style style:name="T1" style:family="text">
      <style:text-properties officeooo:rsid="0006ad7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977227049158421622" text:style-name="L1">
        <text:list-item>
          <text:p text:style-name="P3"><text:span text:style-name="T1">Set User name as a comment author</text:span></text:p>
        </text:list-item>
        <text:list-item>
          <text:p text:style-name="P2">As a user, I want to make top level commenta</text:p>
        </text:list-item>
        <text:list-item>
          <text:p text:style-name="P2">Browse top-level comments</text:p>
        </text:list-item>
        <text:list-item>
          <text:p text:style-name="P2">Browse comment replies</text:p>
        </text:list-item>
        <text:list-item>
          <text:p text:style-name="P2">Reply to comments</text:p>
        </text:list-item>
        <text:list-item>
          <text:p text:style-name="P2">Sort by date</text:p>
        </text:list-item>
        <text:list-item>
          <text:p text:style-name="P2">Comments that I read or comments that I want ot read locally cached so can read when not online</text:p>
        </text:list-item>
        <text:list-item>
          <text:p text:style-name="P2">Explicitly save comments as favorites</text:p>
        </text:list-item>
        <text:list-item>
          <text:p text:style-name="P2">favorites and their replies always available regardless of network connectivity</text:p>
        </text:list-item>
        <text:list-item>
          <text:p text:style-name="P2">as a comment author, want to edit my comment</text:p>
        </text:list-item>
        <text:list-item>
          <text:p text:style-name="P2">as a comment author, if i have nternet, I want my comments pushed and shared with other users immediately</text:p>
        </text:list-item>
        <text:list-item>
          <text:p text:style-name="P2"><text:s/>I should see the most fresh comments by defaultlocationas a commetn user, i should see the commentors username</text:p>
        </text:list-item>
        <text:list-item>
          <text:p text:style-name="P2">as a user, if my phone connects to the internet while this app is open it should load all the latest and greatest relevant comments</text:p>
        </text:list-item>
        <text:list-item>
          <text:p text:style-name="P2">attach a picture to my comments</text:p>
        </text:list-item>
        <text:list-item>
          <text:p text:style-name="P2">as a comment author, my geo-location should be defaultlocation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7T16:11:39.991029000</meta:creation-date>
    <dc:date>2014-02-07T16:22:17.816332000</dc:date>
    <meta:editing-duration>P0D</meta:editing-duration>
    <meta:editing-cycles>1</meta:editing-cycles>
    <meta:generator>LibreOffice/4.1.2.3$MacOSX_x86 LibreOffice_project/40b2d7fde7e8d2d7bc5a449dc65df4d08a7dd38</meta:generator>
    <meta:document-statistic meta:table-count="0" meta:image-count="0" meta:object-count="0" meta:page-count="1" meta:paragraph-count="15" meta:word-count="164" meta:character-count="884" meta:non-whitespace-character-count="749"/>
  </office:meta>
</office:document-meta>
</file>